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52cm" svg:stroke-color="#ffff00" draw:marker-start-width="0.427cm" draw:marker-end-width="0.427cm" draw:fill="none" draw:textarea-horizontal-align="justify" draw:textarea-vertical-align="middle" draw:auto-grow-height="false" fo:min-height="0cm" fo:min-width="0cm" fo:padding-top="0.2cm" fo:padding-bottom="0.2cm" fo:padding-left="0.325cm" fo:padding-right="0.325cm"/>
    </style:style>
    <style:style style:name="gr3" style:family="graphic" style:parent-style-name="standard">
      <style:graphic-properties draw:stroke="solid" svg:stroke-width="0.102cm" svg:stroke-color="#ffff00" draw:marker-start-width="0.352cm" draw:marker-end="Arrow" draw:marker-end-width="0.452cm" draw:textarea-horizontal-align="center" draw:textarea-vertical-align="bottom" fo:padding-top="-0.178cm" fo:padding-bottom="0.787cm" fo:padding-left="0.3cm" fo:padding-right="0.3cm"/>
    </style:style>
    <style:style style:name="gr4" style:family="graphic" style:parent-style-name="standard">
      <style:graphic-properties draw:stroke="solid" svg:stroke-width="0.152cm" svg:stroke-color="#00ff00" draw:marker-start-width="0.427cm" draw:marker-end="Arrow" draw:marker-end-width="0.527cm" draw:textarea-horizontal-align="center" fo:padding-top="0.2cm" fo:padding-bottom="0.2cm" fo:padding-left="0.325cm" fo:padding-right="0.325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 style:list-style-name="L4">
      <style:graphic-properties draw:fill-color="#ffffff" draw:auto-grow-height="true" fo:min-height="14.267cm"/>
    </style:style>
    <style:style style:name="pr8" style:family="presentation" style:parent-style-name="Default-outline1" style:list-style-name="L4">
      <style:graphic-properties draw:fill-color="#ffffff" draw:auto-grow-height="true" fo:min-height="14.267cm"/>
    </style:style>
    <style:style style:name="pr9" style:family="presentation" style:parent-style-name="Default-outline1" style:list-style-name="L4">
      <style:graphic-properties draw:fill-color="#ffffff" draw:auto-grow-height="true" fo:min-height="14.267cm"/>
    </style:style>
    <style:style style:name="pr10" style:family="presentation" style:parent-style-name="Default-outline1" style:list-style-name="L5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0.6cm" fo:margin-right="0cm" fo:text-indent="-0.6cm"/>
      <style:text-properties fo:font-size="16pt"/>
    </style:style>
    <style:style style:name="P6" style:family="paragraph">
      <style:paragraph-properties fo:margin-left="3.6cm" fo:margin-right="0cm" text:enable-numbering="false" fo:text-indent="-0.6cm"/>
    </style:style>
    <style:style style:name="P7" style:family="paragraph">
      <style:paragraph-properties fo:margin-left="4.8cm" fo:margin-right="0cm" text:enable-numbering="false" fo:text-indent="-0.6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1.2cm" fo:margin-right="0cm" text:enable-numbering="false" fo:text-indent="-0.9cm"/>
    </style:style>
    <style:style style:name="P10" style:family="paragraph">
      <style:paragraph-properties fo:margin-left="1.2cm" fo:margin-right="0cm" fo:text-indent="-0.9cm"/>
      <style:text-properties fo:color="#ffff00"/>
    </style:style>
    <style:style style:name="P11" style:family="paragraph">
      <style:paragraph-properties fo:margin-left="1.2cm" fo:margin-right="0cm" text:enable-numbering="true" fo:text-indent="-0.9cm"/>
    </style:style>
    <style:style style:name="P12" style:family="paragraph">
      <style:paragraph-properties fo:margin-left="2.4cm" fo:margin-right="0cm" text:enable-numbering="false" fo:text-indent="-0.8cm"/>
    </style:style>
    <style:style style:name="P13" style:family="paragraph">
      <style:paragraph-properties fo:margin-left="1.2cm" fo:margin-right="0cm" fo:text-indent="-0.9cm"/>
      <style:text-properties fo:font-size="24pt" fo:font-weight="normal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align="center" fo:text-indent="0cm"/>
      <style:text-properties fo:color="#ffffff" fo:font-size="20pt" fo:font-weight="bold"/>
    </style:style>
    <style:style style:name="P16" style:family="paragraph">
      <style:paragraph-properties fo:margin-left="0cm" fo:margin-right="0cm" fo:text-align="center" fo:text-indent="0cm"/>
      <style:text-properties fo:font-size="18pt" fo:font-weight="bold"/>
    </style:style>
    <style:style style:name="P17" style:family="paragraph">
      <style:paragraph-properties fo:text-align="center"/>
    </style:style>
    <style:style style:name="P18" style:family="paragraph">
      <style:paragraph-properties fo:margin-left="2.4cm" fo:margin-right="0cm" text:enable-numbering="false" fo:text-indent="-0.8cm"/>
      <style:text-properties fo:font-size="20pt" fo:font-weight="normal"/>
    </style:style>
    <style:style style:name="P19" style:family="paragraph">
      <style:paragraph-properties fo:margin-left="2.4cm" fo:margin-right="0cm" fo:text-align="start" fo:text-indent="-0.8cm"/>
    </style:style>
    <style:style style:name="P20" style:family="paragraph">
      <style:paragraph-properties fo:margin-left="3.6cm" fo:margin-right="0cm" fo:text-indent="-0.6cm"/>
    </style:style>
    <style:style style:name="P21" style:family="paragraph">
      <style:paragraph-properties fo:margin-left="4.8cm" fo:margin-right="0cm" fo:text-indent="-0.6cm"/>
    </style:style>
    <style:style style:name="P22" style:family="paragraph">
      <style:paragraph-properties fo:margin-left="1.2cm" fo:margin-right="0cm" fo:text-indent="-0.9cm"/>
      <style:text-properties fo:font-size="20pt" fo:font-weight="bold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23ff23" fo:font-weight="bold"/>
    </style:style>
    <style:style style:name="T4" style:family="text">
      <style:text-properties fo:color="#ffff00" fo:font-weight="normal"/>
    </style:style>
    <style:style style:name="T5" style:family="text">
      <style:text-properties fo:font-weight="normal"/>
    </style:style>
    <style:style style:name="T6" style:family="text">
      <style:text-properties fo:color="#ffffff"/>
    </style:style>
    <style:style style:name="T7" style:family="text">
      <style:text-properties fo:color="#23ff23" fo:font-size="24pt" fo:font-weight="bold"/>
    </style:style>
    <style:style style:name="T8" style:family="text">
      <style:text-properties fo:color="#ff8080" fo:font-size="24pt" fo:font-weight="bold"/>
    </style:style>
    <style:style style:name="T9" style:family="text">
      <style:text-properties fo:color="#ffff00" fo:font-size="28pt" fo:font-weight="normal"/>
    </style:style>
    <style:style style:name="T10" style:family="text">
      <style:text-properties fo:color="#ffffff" fo:font-size="28pt" fo:font-weight="normal"/>
    </style:style>
    <style:style style:name="T11" style:family="text">
      <style:text-properties fo:color="#23ff23" fo:font-size="28pt" fo:font-weight="normal"/>
    </style:style>
    <style:style style:name="T12" style:family="text">
      <style:text-properties fo:font-size="24pt" fo:font-weight="normal"/>
    </style:style>
    <style:style style:name="T13" style:family="text">
      <style:text-properties fo:color="#ffff00" fo:font-size="24pt" fo:font-weight="normal"/>
    </style:style>
    <style:style style:name="T14" style:family="text">
      <style:text-properties fo:color="#ffffff" fo:font-size="20pt" fo:font-weight="bold"/>
    </style:style>
    <style:style style:name="T15" style:family="text">
      <style:text-properties fo:font-size="18pt" fo:font-weight="bold"/>
    </style:style>
    <style:style style:name="T16" style:family="text">
      <style:text-properties fo:color="#23ff23" fo:font-size="20pt" fo:font-weight="bold"/>
    </style:style>
    <style:style style:name="T17" style:family="text">
      <style:text-properties fo:color="#ffffff" fo:font-size="24pt" fo:font-weight="normal"/>
    </style:style>
    <style:style style:name="T18" style:family="text">
      <style:text-properties fo:color="#ccccff"/>
    </style:style>
    <style:style style:name="T19" style:family="text">
      <style:text-properties fo:color="#ffff00" fo:font-size="20pt" fo:font-weight="bold"/>
    </style:style>
    <style:style style:name="T20" style:family="text">
      <style:text-properties fo:font-size="20pt" fo:font-weight="bold"/>
    </style:style>
    <style:style style:name="T21" style:family="text">
      <style:text-properties fo:color="#ccccff" fo:font-size="20pt" fo:font-weight="bold"/>
    </style:style>
    <style:style style:name="T22" style:family="text">
      <style:text-properties fo:color="#ffff00" fo:font-weight="bold"/>
    </style:style>
    <style:style style:name="T23" style:family="text">
      <style:text-properties fo:font-weight="bold"/>
    </style:style>
    <style:style style:name="T24" style:family="text">
      <style:text-properties fo:color="#ccccff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4">
      <text:list-level-style-bullet text:level="1" text:bullet-char="">
        <style:list-level-properties text:space-before="1.6cm" text:min-label-width="0.8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5">
      <text:list-level-style-bullet text:level="1" text:bullet-char="">
        <style:list-level-properties text:space-before="3cm" text:min-label-width="0.6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4x: recursion</presentation:footer-decl>
      <presentation:footer-decl presentation:name="ftr2">CMPTxxxx</presentation:footer-decl>
      <presentation:date-time-decl presentation:name="dtd1" presentation:source="fixed">6 Oct 2008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§4.8-4.10, Py ch5-6: Recursion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6 October 2008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 from last time (ch4)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Some <text:span text:style-name="T1">debugging</text:span> tips</text:p>
              </text:list-item>
            </text:list>
            <text:list text:style-name="L3">
              <text:list-item>
                <text:p text:style-name="P3">A fun example: <text:span text:style-name="T1">ROT13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ord()</text:span>, <text:span text:style-name="T2">chr()</text:span>, string <text:span text:style-name="T1">indexing</text:span>, <text:span text:style-name="T2">len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tub</text:span> program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Addendum: iterating a string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Iterating</text:span> through a string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for idx in range(len(myString))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myChar = myString[idx]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4">Shorthand</text:span><text:span text:style-name="T5"> in Python:</text:span><text:span text:style-name="T5"><text:line-break/></text:span><text:span text:style-name="T5">(can treat strings as </text:span><text:span text:style-name="T4">lists</text:span><text:span text:style-name="T5"> of character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for myChar in myString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myChar 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5">For example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for myChar in "Hello World!"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print myCha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pan text:style-name="T5"/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277cm" svg:x="1cm" svg:y="0.288cm" presentation:class="title">
          <draw:text-box>
            <text:p text:style-name="P1">What's on for today (§4.8, Py ch5-6)</text:p>
          </draw:text-box>
        </draw:frame>
        <draw:frame presentation:style-name="pr5" draw:text-style-name="P10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Recursive function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Factorial example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Call stack, backtrac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Fibonacci example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Abstract Data Type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6">Type hierarchy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Enumeration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cursion</text:p>
          </draw:text-box>
        </draw:frame>
        <draw:frame presentation:style-name="pr5" draw:text-style-name="P3" draw:layer="layout" svg:width="25.199cm" svg:height="14.825cm" svg:x="1.4cm" svg:y="4.507cm" presentation:class="outline" presentation:user-transformed="true">
          <draw:text-box>
            <text:list text:style-name="L3">
              <text:list-item>
                <text:p text:style-name="P11"><text:span text:style-name="T1">Recursion</text:span> is when a function invokes itself</text:p>
              </text:list-item>
            </text:list>
            <text:list text:style-name="L3">
              <text:list-item>
                <text:p text:style-name="P11">Classic example: <text:span text:style-name="T1">factorial</text:span> (!)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2">n! = n(n-1)(n-2)(n-3) ... (3)(2)(1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2">0! = 1</text:span></text:p>
                  </text:list-item>
                </text:list>
              </text:list-item>
            </text:list>
            <text:list text:style-name="L3">
              <text:list-item>
                <text:p text:style-name="P11">Compute <text:span text:style-name="T1">recursively</text:span>: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">Inductive step</text:span>: <text:span text:style-name="T2">n! = n*(n-1)!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">Base case</text:span>: <text:span text:style-name="T2">0! = 1</text:span></text:p>
                  </text:list-item>
                </text:list>
              </text:list-item>
            </text:list>
            <text:list text:style-name="L3">
              <text:list-item>
                <text:p text:style-name="P11">Inductive step: <text:span text:style-name="T1">assume</text:span> <text:span text:style-name="T2">(n-1)!</text:span> is calculated correctly; then we can find <text:span text:style-name="T2">n!</text:span></text:p>
              </text:list-item>
            </text:list>
            <text:list text:style-name="L3">
              <text:list-item>
                <text:p text:style-name="P11">Base case is needed to tell us where to <text:span text:style-name="T1">start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actorial() in Python</text:p>
          </draw:text-box>
        </draw:frame>
        <draw:frame presentation:style-name="pr7" draw:text-style-name="P12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2"><text:span text:style-name="T7">def factorial(n)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7">"""Calculate n!. <text:s/>n should be a positive integer."""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7">if n == 0: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8"># base cas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7">return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7">else: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8"># inductive step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7">return n * factorial(n-1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7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<text:span text:style-name="T9">Progress</text:span><text:span text:style-name="T10"> is made each time: </text:span><text:span text:style-name="T11">factorial(n-1)</text:span></text:p>
              </text:list-item>
            </text:list>
            <text:list text:style-name="L3">
              <text:list-item>
                <text:p text:style-name="P11"><text:span text:style-name="T10">Base case prevents </text:span><text:span text:style-name="T9">infinite</text:span><text:span text:style-name="T10"> recursion</text:span></text:p>
              </text:list-item>
            </text:list>
            <text:list text:style-name="L3">
              <text:list-item>
                <text:p text:style-name="P11"><text:span text:style-name="T10">What about</text:span><text:span text:style-name="T11"> factorial(-1)</text:span><text:span text:style-name="T10">? <text:s/>Or </text:span><text:span text:style-name="T11">factorial(2.5)</text:span><text:span text:style-name="T10">?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he call stack</text:p>
          </draw:text-box>
        </draw:frame>
        <draw:frame presentation:style-name="pr5" draw:text-style-name="P13" draw:layer="layout" svg:width="17.015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12">When a program is running, an area of </text:span><text:span text:style-name="T13">memory</text:span><text:span text:style-name="T12"> is set aside to store local </text:span><text:span text:style-name="T13">variables</text:span><text:span text:style-name="T12">, the state of the program, etc.</text:span></text:p>
              </text:list-item>
            </text:list>
            <text:list text:style-name="L3">
              <text:list-item>
                <text:p text:style-name="P3"><text:span text:style-name="T12">When a </text:span><text:span text:style-name="T13">procedure</text:span><text:span text:style-name="T12"> is invoked, the </text:span><text:span text:style-name="T13">calling context</text:span><text:span text:style-name="T12"> is saved, and a new chunk of memory is allocated for the procedure to use: its </text:span><text:span text:style-name="T13">stack frame</text:span></text:p>
              </text:list-item>
            </text:list>
            <text:list text:style-name="L3">
              <text:list-item>
                <text:p text:style-name="P3"><text:span text:style-name="T12">When the procedure finishes, its frame is </text:span><text:span text:style-name="T13">released</text:span><text:span text:style-name="T12"> and control goes back to the calling context</text:span></text:p>
              </text:list-item>
            </text:list>
            <text:list text:style-name="L3">
              <text:list-item>
                <text:p text:style-name="P3"><text:span text:style-name="T12">The </text:span><text:span text:style-name="T13">stack pointer</text:span><text:span text:style-name="T12"> keeps track of what frame is currently running</text:span></text:p>
              </text:list-item>
            </text:list>
          </draw:text-box>
        </draw:frame>
        <draw:custom-shape draw:style-name="gr2" draw:text-style-name="P15" draw:id="id1" draw:layer="layout" svg:width="6.985cm" svg:height="2.54cm" svg:x="20.685cm" svg:y="12.975cm">
          <text:p text:style-name="P14"><text:span text:style-name="T14">__main__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5" draw:id="id2" draw:layer="layout" svg:width="6.985cm" svg:height="2.54cm" svg:x="20.686cm" svg:y="10.175cm">
          <text:p text:style-name="P14"><text:span text:style-name="T14">calc_volum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5" draw:id="id3" draw:layer="layout" svg:width="6.985cm" svg:height="2.54cm" svg:x="20.687cm" svg:y="7.275cm">
          <text:p text:style-name="P14"><text:span text:style-name="T14">math.sin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6" draw:layer="layout" svg:x1="17.88cm" svg:y1="7.62cm" svg:x2="20.42cm" svg:y2="7.62cm">
          <text:p text:style-name="P14"><text:span text:style-name="T15">stack</text:span></text:p>
          <text:p text:style-name="P14"><text:span text:style-name="T15">pointer</text:span></text:p>
        </draw:line>
        <draw:connector draw:style-name="gr4" draw:text-style-name="P17" draw:layer="layout" draw:type="curve" draw:line-skew="-0.655cm" svg:x1="20.685cm" svg:y1="14.245cm" svg:x2="20.686cm" svg:y2="11.445cm" draw:start-shape="id1" draw:start-glue-point="3" draw:end-shape="id2" draw:end-glue-point="3">
          <text:p text:style-name="P1"/>
        </draw:connector>
        <draw:connector draw:style-name="gr4" draw:text-style-name="P17" draw:layer="layout" draw:type="curve" draw:line-skew="-0.656cm" svg:x1="20.686cm" svg:y1="11.445cm" svg:x2="20.687cm" svg:y2="8.545cm" draw:start-shape="id2" draw:start-glue-point="3" draw:end-shape="id3" draw:end-glue-point="3">
          <text:p text:style-name="P1"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all stack for recursive functions</text:p>
          </draw:text-box>
        </draw:frame>
        <draw:frame presentation:style-name="pr8" draw:text-style-name="P18" draw:layer="layout" svg:width="15.11cm" svg:height="14.267cm" svg:x="1.4cm" svg:y="4.507cm" presentation:class="outline" presentation:user-transformed="true">
          <draw:text-box>
            <text:list text:style-name="L4">
              <text:list-item>
                <text:p text:style-name="P12"><text:span text:style-name="T16">def factorial(n)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6">"""Compute the factorial of a positive integer."""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6">if n == 0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16">return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6">else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16">return n*factorial(n-1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<text:span text:style-name="T17">If there were any </text:span><text:span text:style-name="T13">local</text:span><text:span text:style-name="T17"> variables, each frame would have its own instance of the local variables</text:span></text:p>
              </text:list-item>
            </text:list>
            <text:list text:style-name="L3">
              <text:list-item>
                <text:p text:style-name="P11"><text:span text:style-name="T17">When an error (exception) happens, IDLE shows a </text:span><text:span text:style-name="T13">backtrace</text:span><text:span text:style-name="T17">: part of the call stack</text:span></text:p>
              </text:list-item>
            </text:list>
          </draw:text-box>
        </draw:frame>
        <draw:custom-shape draw:style-name="gr2" draw:text-style-name="P15" draw:id="id4" draw:layer="layout" svg:width="6.985cm" svg:height="2.54cm" svg:x="20.32cm" svg:y="16.51cm">
          <text:p text:style-name="P14"><text:span text:style-name="T14">__main__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5" draw:id="id5" draw:layer="layout" svg:width="6.985cm" svg:height="2.54cm" svg:x="20.32cm" svg:y="13.97cm">
          <text:p text:style-name="P14"><text:span text:style-name="T14">factorial(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5" draw:id="id6" draw:layer="layout" svg:width="6.985cm" svg:height="2.54cm" svg:x="20.32cm" svg:y="11.43cm">
          <text:p text:style-name="P14"><text:span text:style-name="T14">factorial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6" draw:layer="layout" svg:x1="17.88cm" svg:y1="6.32cm" svg:x2="20.42cm" svg:y2="6.32cm">
          <text:p text:style-name="P14"><text:span text:style-name="T15">stack</text:span></text:p>
          <text:p text:style-name="P14"><text:span text:style-name="T15">pointer</text:span></text:p>
        </draw:line>
        <draw:connector draw:style-name="gr4" draw:text-style-name="P17" draw:layer="layout" draw:type="curve" draw:line-skew="-0.291cm" svg:x1="20.32cm" svg:y1="17.78cm" svg:x2="20.32cm" svg:y2="15.24cm" draw:start-shape="id4" draw:start-glue-point="3" draw:end-shape="id5" draw:end-glue-point="3">
          <text:p text:style-name="P1"/>
        </draw:connector>
        <draw:connector draw:style-name="gr4" draw:text-style-name="P17" draw:layer="layout" draw:type="curve" draw:line-skew="-0.291cm" svg:x1="20.32cm" svg:y1="15.24cm" svg:x2="20.32cm" svg:y2="12.7cm" draw:start-shape="id5" draw:start-glue-point="3" draw:end-shape="id6" draw:end-glue-point="3">
          <text:p text:style-name="P1"/>
        </draw:connector>
        <draw:custom-shape draw:style-name="gr2" draw:text-style-name="P15" draw:id="id7" draw:layer="layout" svg:width="6.985cm" svg:height="2.54cm" svg:x="20.32cm" svg:y="8.89cm">
          <text:p text:style-name="P14"><text:span text:style-name="T14">factorial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5" draw:id="id8" draw:layer="layout" svg:width="6.985cm" svg:height="2.54cm" svg:x="20.32cm" svg:y="6.35cm">
          <text:p text:style-name="P14"><text:span text:style-name="T14">factorial(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7" draw:layer="layout" draw:type="curve" draw:line-skew="-0.291cm" svg:x1="20.32cm" svg:y1="12.7cm" svg:x2="20.32cm" svg:y2="10.16cm" draw:start-shape="id6" draw:start-glue-point="3" draw:end-shape="id7" draw:end-glue-point="3">
          <text:p text:style-name="P1"/>
        </draw:connector>
        <draw:connector draw:style-name="gr4" draw:text-style-name="P17" draw:layer="layout" draw:type="curve" draw:line-skew="-0.291cm" svg:x1="20.32cm" svg:y1="10.16cm" svg:x2="20.32cm" svg:y2="7.62cm" draw:start-shape="id7" draw:start-glue-point="3" draw:end-shape="id8" draw:end-glue-point="3">
          <text:p text:style-name="P1"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Another recursive ex.: Fibonacci</text:p>
          </draw:text-box>
        </draw:frame>
        <draw:frame presentation:style-name="pr9" draw:text-style-name="P12" draw:layer="layout" svg:width="25.199cm" svg:height="14.315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Fibonacci</text:span> sequence: <text:span text:style-name="T18">1, 1, 2, 3, 5, 8, 13, 21, 34,...</text:span></text:p>
              </text:list-item>
            </text:list>
            <text:list text:style-name="L3">
              <text:list-item>
                <text:list>
                  <text:list-item>
                    <text:p text:style-name="P19">Each number is the <text:span text:style-name="T1">sum</text:span> of the two previou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def fibonacci(n)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7">"""Compute the n-th Fibonnaci number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7">pre: n should be a positive integer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7">"""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7">if n == 0 or n == 1: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8"># base cas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7">return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7">else: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8"># inductive step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7">return fibonacci(n-2) + fibonacci(n-1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7">Note: very </text:span><text:span text:style-name="T13">inefficient</text:span><text:span text:style-name="T17"> algorithm!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Abstract Data Types</text:p>
          </draw:text-box>
        </draw:frame>
        <draw:frame presentation:style-name="pr5" draw:text-style-name="P3" draw:layer="layout" svg:width="25.199cm" svg:height="14.825cm" svg:x="1.4cm" svg:y="4.507cm" presentation:class="outline" presentation:user-transformed="true">
          <draw:text-box>
            <text:list text:style-name="L3">
              <text:list-item>
                <text:p text:style-name="P3">Recall the categorization of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Atomic</text:span> vs. <text:span text:style-name="T1">Aggregate</text:span> (compound) types</text:p>
                  </text:list-item>
                </text:list>
              </text:list-item>
            </text:list>
            <text:list text:style-name="L3">
              <text:list-item>
                <text:p text:style-name="P3">Some examples of <text:span text:style-name="T1">atomic</text:span> data types:</text:p>
              </text:list-item>
            </text:list>
            <text:list text:style-name="L3">
              <text:list-item>
                <text:list>
                  <text:list-item>
                    <text:p text:style-name="P4">Real (<text:span text:style-name="T2">float</text:span>), integer (<text:span text:style-name="T2">int</text:span>), Boolean (<text:span text:style-name="T2">bool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haracter (if the language has such a type)</text:p>
                  </text:list-item>
                </text:list>
              </text:list-item>
            </text:list>
            <text:list text:style-name="L3">
              <text:list-item>
                <text:p text:style-name="P3">Some examples of <text:span text:style-name="T1">aggregate</text:span> data types:</text:p>
              </text:list-item>
            </text:list>
            <text:list text:style-name="L3">
              <text:list-item>
                <text:list>
                  <text:list-item>
                    <text:p text:style-name="P4">Arrays, tuples, dictionaries, records/structs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Abstract Data Type</text:span> (ADT):</text:p>
              </text:list-item>
            </text:list>
            <text:list text:style-name="L3">
              <text:list-item>
                <text:list>
                  <text:list-item>
                    <text:p text:style-name="P4">Details of <text:span text:style-name="T1">implementation</text:span> are hidden from user (how to represent a float in binary form?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M2 type hierarchy (partial)</text:p>
          </draw:text-box>
        </draw:frame>
        <draw:frame presentation:style-name="pr5" draw:text-style-name="P22" draw:layer="layout" svg:width="25.199cm" svg:height="14.646cm" svg:x="1.4cm" svg:y="4.507cm" presentation:class="outline" presentation:user-transformed="true">
          <draw:text-box>
            <text:list text:style-name="L3">
              <text:list-item>
                <text:p text:style-name="P3"><text:span text:style-name="T19">Atomic</text:span><text:span text:style-name="T20"> type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0">Scalar typ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<text:span text:style-name="T20">Real types (</text:span><text:span text:style-name="T21">REAL</text:span><text:span text:style-name="T20">, </text:span><text:span text:style-name="T21">LONGREAL</text:span><text:span text:style-name="T20">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<text:span text:style-name="T20">Ordinal types (</text:span><text:span text:style-name="T21">CHAR</text:span><text:span text:style-name="T20">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1"><text:span text:style-name="T20">Whole number types (</text:span><text:span text:style-name="T21">INTEGER</text:span><text:span text:style-name="T20">, </text:span><text:span text:style-name="T21">CARDINAL</text:span><text:span text:style-name="T20">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1"><text:span text:style-name="T20">Enumerations (</text:span><text:span text:style-name="T21">§5.2.1</text:span><text:span text:style-name="T20">) (</text:span><text:span text:style-name="T21">BOOLEAN</text:span><text:span text:style-name="T20">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1"><text:span text:style-name="T20">Subranges (</text:span><text:span text:style-name="T21">§5.2.2</text:span><text:span text:style-name="T20">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20">Structured (</text:span><text:span text:style-name="T19">aggregate</text:span><text:span text:style-name="T20">) type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0">Arrays (</text:span><text:span text:style-name="T21">§5.3</text:span><text:span text:style-name="T20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<text:span text:style-name="T20">Strings (</text:span><text:span text:style-name="T21">§5.3.1</text:span><text:span text:style-name="T20">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0">Sets (</text:span><text:span text:style-name="T21">§9.2-9.6</text:span><text:span text:style-name="T20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0">Records (</text:span><text:span text:style-name="T21">§9.7-9.12</text:span><text:span text:style-name="T20">)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0">Also can have </text:span><text:span text:style-name="T19">user-defined</text:span><text:span text:style-name="T20"> type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Python type hierarchy (partial)</text:p>
          </draw:text-box>
        </draw:frame>
        <draw:frame presentation:style-name="pr5" draw:text-style-name="P22" draw:layer="layout" svg:width="25.199cm" svg:height="14.946cm" svg:x="1.4cm" svg:y="4.507cm" presentation:class="outline" presentation:user-transformed="true">
          <draw:text-box>
            <text:list text:style-name="L3">
              <text:list-item>
                <text:p text:style-name="P3"><text:span text:style-name="T19">Atomic</text:span><text:span text:style-name="T20"> type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0">Numb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<text:span text:style-name="T20">Integers (</text:span><text:span text:style-name="T21">int</text:span><text:span text:style-name="T20">, </text:span><text:span text:style-name="T21">long, bool</text:span><text:span text:style-name="T20">): </text:span><text:span text:style-name="T16">5</text:span><text:span text:style-name="T20">, </text:span><text:span text:style-name="T16">500000L</text:span><text:span text:style-name="T20">, </text:span><text:span text:style-name="T16">Tru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<text:span text:style-name="T20">Reals (</text:span><text:span text:style-name="T21">float</text:span><text:span text:style-name="T20">) (only double-precision): </text:span><text:span text:style-name="T16">5.0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<text:span text:style-name="T20">Complex numbers (</text:span><text:span text:style-name="T21">complex</text:span><text:span text:style-name="T20">): </text:span><text:span text:style-name="T16">5+2j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20">Container (</text:span><text:span text:style-name="T19">aggregate</text:span><text:span text:style-name="T20">) type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0">Immutable sequenc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<text:span text:style-name="T20">Strings (</text:span><text:span text:style-name="T21">str</text:span><text:span text:style-name="T20">): </text:span><text:span text:style-name="T16">"Hello"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<text:span text:style-name="T20">Tuples (</text:span><text:span text:style-name="T21">tuple</text:span><text:span text:style-name="T20">):</text:span><text:span text:style-name="T20"><text:tab/></text:span><text:span text:style-name="T16">(2, 5.0, "hi"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0">Mutable sequenc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<text:span text:style-name="T20">Lists (</text:span><text:span text:style-name="T21">list</text:span><text:span text:style-name="T20">):</text:span><text:span text:style-name="T20"><text:tab/></text:span><text:span text:style-name="T20"><text:tab/></text:span><text:span text:style-name="T16">[2, 5.0, "hi"]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0">Mapping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<text:span text:style-name="T20">Dictionaries (</text:span><text:span text:style-name="T21">dict</text:span><text:span text:style-name="T20">):</text:span><text:span text:style-name="T20"><text:tab/></text:span><text:span text:style-name="T16">{"apple": 5, "orange": 8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Enumeration types in M2 (also C)</text:p>
          </draw:text-box>
        </draw:frame>
        <draw:frame presentation:style-name="pr10" draw:text-style-name="P6" draw:layer="layout" svg:width="25.199cm" svg:height="15.085cm" svg:x="1.4cm" svg:y="4.507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2">TYP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DayName</text:span><text:span text:style-name="T23"> = (Sun, Mon, Tue, Wed, Thu, Fri, Sat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4">VA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23">today : </text:span><text:span text:style-name="T3">DayName</text:span><text:span text:style-name="T23">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4">BEGI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23">today := Mon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We could have used <text:span text:style-name="T18">CARDINAL</text:span>s instead<text:line-break/>(and indeed the underlying implementation does)</text:p>
              </text:list-item>
            </text:list>
            <text:list text:style-name="L3">
              <text:list-item>
                <text:list>
                  <text:list-item>
                    <text:p text:style-name="P4">But the logical semantic of today's type is a <text:span text:style-name="T2">DayName</text:span> type, not a <text:span text:style-name="T18">CARDINAL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6">Can be thought of as Sun=0, Mon=1, Tue=2, ...</text:span></text:p>
              </text:list-item>
            </text:list>
            <text:list text:style-name="L3">
              <text:list-item>
                <text:p text:style-name="P3"><text:span text:style-name="T6">No explicit enumeration scheme in Python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 of today (§4.8, Py ch5-6)</text:p>
          </draw:text-box>
        </draw:frame>
        <draw:frame presentation:style-name="pr5" draw:text-style-name="P10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Recursive function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Factorial example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Call stack, backtrac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Fibonacci example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Abstract Data Type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6">Type hierarchy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Enumeration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frame draw:style-name="gr3" draw:text-style-name="P15" draw:layer="backgroundobjects" svg:width="4.035cm" svg:height="1.901cm" svg:x="0.1cm" svg:y="19.099cm">
        <draw:image xlink:href="Pictures/1000020000000088000000405E8C1604.png" xlink:type="simple" xlink:show="embed" xlink:actuate="onLoad">
          <text:p text:style-name="P1"/>
        </draw:image>
      </draw:frame>
      <draw:rect draw:style-name="gr4" draw:text-style-name="P15" draw:layer="backgroundobjects" svg:width="9.922cm" svg:height="0.414cm" svg:x="0cm" svg:y="3.621cm">
        <text:p text:style-name="P1"/>
      </draw:rect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4" draw:text-style-name="P15" draw:layer="backgroundobjects" svg:width="14.8cm" svg:height="0.745cm" svg:x="0cm" svg:y="7.217cm">
        <text:p text:style-name="P1"/>
      </draw:rect>
      <draw:frame draw:style-name="gr3" draw:text-style-name="P15" draw:layer="backgroundobjects" svg:width="4.035cm" svg:height="1.901cm" svg:x="0.101cm" svg:y="19.1cm">
        <draw:image xlink:href="Pictures/1000020000000088000000405E8C1604.png" xlink:type="simple" xlink:show="embed" xlink:actuate="onLoad">
          <text:p text:style-name="P1"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initial-creator>Sean Ho</meta:initial-creator>
    <meta:creation-date>2006-09-27T16:19:17</meta:creation-date>
    <dc:creator>Sean Ho</dc:creator>
    <dc:date>2008-10-06T16:14:07</dc:date>
    <meta:editing-cycles>17</meta:editing-cycles>
    <meta:editing-duration>PT3H58M41S</meta:editing-duration>
    <meta:user-defined meta:name="Info 1"/>
    <meta:user-defined meta:name="Info 2"/>
    <meta:user-defined meta:name="Info 3"/>
    <meta:user-defined meta:name="Info 4"/>
    <meta:document-statistic meta:object-count="109"/>
  </office:meta>
</office:document-meta>
</file>